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6.44mm"/>
    </style:style>
    <style:style style:name="co2" style:family="table-column">
      <style:table-column-properties fo:break-before="auto" style:column-width="14.22mm"/>
    </style:style>
    <style:style style:name="co3" style:family="table-column">
      <style:table-column-properties fo:break-before="auto" style:column-width="101.37mm"/>
    </style:style>
    <style:style style:name="co4" style:family="table-column">
      <style:table-column-properties fo:break-before="auto" style:column-width="141.1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32.76mm" fo:break-before="auto" style:use-optimal-row-height="true"/>
    </style:style>
    <style:style style:name="ro4" style:family="table-row">
      <style:table-row-properties style:row-height="12.59mm" fo:break-before="auto" style:use-optimal-row-height="true"/>
    </style:style>
    <style:style style:name="ro5" style:family="table-row">
      <style:table-row-properties style:row-height="55.25mm" fo:break-before="auto" style:use-optimal-row-height="false"/>
    </style:style>
    <style:style style:name="ro6" style:family="table-row">
      <style:table-row-properties style:row-height="28.72mm" fo:break-before="auto" style:use-optimal-row-height="true"/>
    </style:style>
    <style:style style:name="ro7" style:family="table-row">
      <style:table-row-properties style:row-height="20.66mm" fo:break-before="auto" style:use-optimal-row-height="true"/>
    </style:style>
    <style:style style:name="ro8" style:family="table-row">
      <style:table-row-properties style:row-height="61.08mm" fo:break-before="auto" style:use-optimal-row-height="false"/>
    </style:style>
    <style:style style:name="ro9" style:family="table-row">
      <style:table-row-properties style:row-height="47.94mm" fo:break-before="auto" style:use-optimal-row-height="false"/>
    </style:style>
    <style:style style:name="ro10" style:family="table-row">
      <style:table-row-properties style:row-height="32.68mm" fo:break-before="auto" style:use-optimal-row-height="true"/>
    </style:style>
    <style:style style:name="ro11" style:family="table-row">
      <style:table-row-properties style:row-height="4.53mm" fo:break-before="auto" style:use-optimal-row-height="true"/>
    </style:style>
    <style:style style:name="ro12" style:family="table-row">
      <style:table-row-properties style:row-height="44.94mm" fo:break-before="auto" style:use-optimal-row-height="true"/>
    </style:style>
    <style:style style:name="ro13" style:family="table-row">
      <style:table-row-properties style:row-height="24.68mm" fo:break-before="auto" style:use-optimal-row-height="true"/>
    </style:style>
    <style:style style:name="ro14" style:family="table-row">
      <style:table-row-properties style:row-height="16.62mm" fo:break-before="auto" style:use-optimal-row-height="true"/>
    </style:style>
    <style:style style:name="ro15" style:family="table-row">
      <style:table-row-properties style:row-height="48.72mm" fo:break-before="auto" style:use-optimal-row-height="true"/>
    </style:style>
    <style:style style:name="ro16" style:family="table-row">
      <style:table-row-properties style:row-height="12.56mm" fo:break-before="auto" style:use-optimal-row-height="true"/>
    </style:style>
    <style:style style:name="ro17" style:family="table-row">
      <style:table-row-properties style:row-height="16.65mm" fo:break-before="auto" style:use-optimal-row-height="true"/>
    </style:style>
    <style:style style:name="ro18" style:family="table-row">
      <style:table-row-properties style:row-height="20.74mm" fo:break-before="auto" style:use-optimal-row-height="true"/>
    </style:style>
    <style:style style:name="ro19" style:family="table-row">
      <style:table-row-properties style:row-height="36.78mm" fo:break-before="auto" style:use-optimal-row-height="true"/>
    </style:style>
    <style:style style:name="ro20" style:family="table-row">
      <style:table-row-properties style:row-height="20.27mm" fo:break-before="auto" style:use-optimal-row-height="true"/>
    </style:style>
    <style:style style:name="ro21" style:family="table-row">
      <style:table-row-properties style:row-height="40.85mm" fo:break-before="auto" style:use-optimal-row-height="true"/>
    </style:style>
    <style:style style:name="ro22" style:family="table-row">
      <style:table-row-properties style:row-height="24.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ziennik_informatyka_ciagle"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row table:style-name="ro1">
          <table:table-cell table:number-columns-repeated="2"/>
          <table:table-cell table:style-name="Default"/>
          <table:table-cell/>
        </table:table-row>
        <table:table-row table:style-name="ro2">
          <table:table-cell office:value-type="string" calcext:value-type="string">
            <text:p>17.09.19 (3)</text:p>
          </table:table-cell>
          <table:table-cell office:value-type="string" calcext:value-type="string">
            <text:p>Klasa 7</text:p>
          </table:table-cell>
          <table:table-cell office:value-type="string" calcext:value-type="string">
            <text:p>Lekcja przebiegła sprawnie. Uczniowie sprawnie pracowali po pokazie podczas którego nauczycielka przedstawiła nowe funkcje programu.</text:p>
          </table:table-cell>
          <table:table-cell/>
        </table:table-row>
        <table:table-row table:style-name="ro3">
          <table:table-cell/>
          <table:table-cell office:value-type="string" calcext:value-type="string">
            <text:p>klasa 6</text:p>
          </table:table-cell>
          <table:table-cell office:value-type="string" calcext:value-type="string">
            <text:p>Obrazy z ekranu. Po przywitaniu klasy nauczycielka rozpoczęła nowy temat - robienie zrzutu ekranu. Przeprowadziła pokaz zastosowania funkcjonalności PrintScreen. Uczniowie byli bardzo podekscytowani, bo zadanie zawierało element przedstawienia ich ulubionej gry. Liczne ciche rozmowy, wzmocnione przez akustykę sali zmuszało nauczycielkę do ciągłego nadwyrężania głosu. Interesujący temat skłonił uczniów to aktywniejszej pracy.</text:p>
          </table:table-cell>
          <table:table-cell office:value-type="string" calcext:value-type="string">
            <text:p>Obrazy z ekranu. Wykonywanie zrzutów ekranowych, tworzenie instrukcji gry.</text:p>
          </table:table-cell>
        </table:table-row>
        <table:table-row table:style-name="ro4">
          <table:table-cell/>
          <table:table-cell office:value-type="string" calcext:value-type="string">
            <text:p>Klasa 6</text:p>
          </table:table-cell>
          <table:table-cell office:value-type="string" calcext:value-type="string">
            <text:p>Po przedstawieniu tematu oraz metod wykorzystywanych na lekcji, uczniowie rozpoczęli pracę. Byli równie entuzjastyczni co poprzednia klasa.</text:p>
          </table:table-cell>
          <table:table-cell table:style-name="ce2" office:value-type="string" calcext:value-type="string">
            <text:p>Obrazy z ekranu. Wykonywanie zrzutów ekranowych, tworzenie instrukcji gry.</text:p>
          </table:table-cell>
        </table:table-row>
        <table:table-row table:style-name="ro5">
          <table:table-cell office:value-type="string" calcext:value-type="string">
            <text:p>18.09.19 (4)</text:p>
          </table:table-cell>
          <table:table-cell office:value-type="string" calcext:value-type="string">
            <text:p>klasa 5</text:p>
          </table:table-cell>
          <table:table-cell office:value-type="string" calcext:value-type="string">
            <text:p>Nauczycielka rozpoczęła od podania informacji o konkursie informatycznym, a następnie podała temat lekcji - kontynuacja wykonywani komiksu w grafice rastrowej. Po ukończeniu pracy przez większość uczniów, nauczycielka przeszła do przedstawienia grafiki wektorowej, jako wstęp do kolejnej lekcji. Po przeczytaniu fragmentu z podręcznika i omówieniu go wspólnie w klasie nauczycielka przedstawiła plan na kilka najbliższych zajęć. <text:s/></text:p>
          </table:table-cell>
          <table:table-cell/>
        </table:table-row>
        <table:table-row table:style-name="ro6">
          <table:table-cell/>
          <table:table-cell office:value-type="string" calcext:value-type="string">
            <text:p>klasa 6</text:p>
          </table:table-cell>
          <table:table-cell office:value-type="string" calcext:value-type="string">
            <text:p>Pierwszą czynnością nauczycielki było wyjaśnienie spóźnień. Kolejno, nauczycielka opowiedziała o konkursie na prezentacje multimedialną, po czym przeszła do przedstawienia tematu lekcji - robienia zrzutów ekranu. Młodzież była zainteresowana, posiadała wiedze odnośnie tej funkcjonalności, ale brakowało im precyzji w określeniu jej. Następnie nauczycielka przedstawiła pokaz jak w praktyce użyć zrzutu ekranu. <text:s/></text:p>
          </table:table-cell>
          <table:table-cell/>
        </table:table-row>
        <table:table-row table:style-name="ro7">
          <table:table-cell/>
          <table:table-cell office:value-type="string" calcext:value-type="string">
            <text:p>klasa 5</text:p>
          </table:table-cell>
          <table:table-cell office:value-type="string" calcext:value-type="string">
            <text:p><text:s/>Nauczycielka rozpoczeła lekcje od przypomnienia tematu poprzednich zajęć, a następnie wprowadziłe nowy temat stosując pokaz połączony z prelekcją. Uczniowie chętnie odpowiadali na pytania nauczycielki, a następnie przystąpili do pracy</text:p>
          </table:table-cell>
          <table:table-cell office:value-type="string" calcext:value-type="string">
            <text:p><text:s/>Klasa 5 Temat: Biblioteka z obrazkami. Grafika rastrowa i wektorowa.</text:p>
          </table:table-cell>
        </table:table-row>
        <table:table-row table:style-name="ro8">
          <table:table-cell/>
          <table:table-cell office:value-type="string" calcext:value-type="string">
            <text:p>klasa 4</text:p>
          </table:table-cell>
          <table:table-cell office:value-type="string" calcext:value-type="string">
            <text:p><text:s/>Klasa pracowała nad dokumentem-komiksem w programie LibreOffice Writer. Jedna z uczennic przypadkiem włączyła opcję ukrywania obrazów, odnalezienie tego ustawienia zabrało mi zaskakująco dużo czasu, musiałem też posiłkować się tutorialem w Internecie. </text:p>
          </table:table-cell>
          <table:table-cell office:value-type="string" calcext:value-type="string">
            <text:p>Klasa 4 Temat: Co nowego w szkole? Tworzenie listy – edytor tekstu.</text:p>
          </table:table-cell>
        </table:table-row>
        <table:table-row table:style-name="ro9">
          <table:table-cell office:value-type="string" calcext:value-type="string">
            <text:p>19.09.19 (4)</text:p>
          </table:table-cell>
          <table:table-cell office:value-type="string" calcext:value-type="string">
            <text:p>klasa 2</text:p>
          </table:table-cell>
          <table:table-cell office:value-type="string" calcext:value-type="string">
            <text:p>Nauczycielka na początku lekcji rozpocząć pracę nad nowym tematem. Po korekcie wybranego użytych przez uczniów programów, uczniowie rozpoczęli prace w procesorze tekstu. Przygotowali prostą listę przedmiotów i nauczycieli odpowiednich przedmiotów. Poza ćwiczeniem umiejętności w procesorze teksu uczniowie przypomnieli sobie nazwiska nauczycieli, co bez wątpienia przyda im się podczas pobytu w szkole. <text:s text:c="2"/></text:p>
          </table:table-cell>
          <table:table-cell office:value-type="string" calcext:value-type="string">
            <text:p>Klasa 2 Teamt: Tworzymy nowy folder.</text:p>
            <text:p>Dla przypomnienia tworzyliśmy foldery Klasa 2a I folder z imieniem.</text:p>
          </table:table-cell>
        </table:table-row>
        <table:table-row table:style-name="ro10">
          <table:table-cell/>
          <table:table-cell office:value-type="string" calcext:value-type="string">
            <text:p>klasa 7</text:p>
          </table:table-cell>
          <table:table-cell office:value-type="string" calcext:value-type="string">
            <text:p><text:s/>Lekcja prowadzona. Przeprowadzana przeze mnie lekcja dotyczyła liczb w systemie binarnym. Z racji zainteresowania systemami pozycyjnymi, temat był wręcz dla mnie wymarzony. Lekcja, chodź w dużej mierze teoretyczna przebiegła sprawnie, uczniowie osiągnęli cele lekcji i wykazali zainteresowanie tematem, do tego stopnia, że nawet podczas przerwy dopytywali mnie o pomoc w zamianie innych liczb z systemu dziesiętnego na system binarny. <text:s/></text:p>
          </table:table-cell>
          <table:table-cell office:value-type="string" calcext:value-type="string">
            <text:p>p</text:p>
          </table:table-cell>
        </table:table-row>
        <table:table-row table:style-name="ro11">
          <table:table-cell/>
          <table:table-cell office:value-type="string" calcext:value-type="string">
            <text:p>klasa 6</text:p>
          </table:table-cell>
          <table:table-cell office:value-type="string" calcext:value-type="string">
            <text:p><text:s/>(do usuniecia)</text:p>
          </table:table-cell>
          <table:table-cell/>
        </table:table-row>
        <table:table-row table:style-name="ro12">
          <table:table-cell/>
          <table:table-cell office:value-type="string" calcext:value-type="string">
            <text:p>klasa 8</text:p>
          </table:table-cell>
          <table:table-cell office:value-type="string" calcext:value-type="string">
            <text:p><text:s/>Lekcja prowadzona. Lekcję rozpocząć miałem od sprawdzenia efektów pracy z poprzedniej lekcji, a następnie rozpocząć nowy temat. Niestety, żadne z uczniów nie ukończył poprzedniej pracy, wielu z nich było też wręcz na samym początku. Dwójka uczniów była też poprzednio nieobecna. W związku z tym, spontanicznie, przeprowadziłem powtórkę materiału dla chętnych uczniów, a następnie przypomniałem zadanie. Uczniowie rozpoczęli pracę, a ja korygowałem ewentualne błędy. Znacznym problemem było zorientowanie się uczniów w którym miejscu systemu plików zapisali swoją pracę. Mylili również rozszerzenia plików. </text:p>
          </table:table-cell>
          <table:table-cell office:value-type="string" calcext:value-type="string">
            <text:p>p</text:p>
          </table:table-cell>
        </table:table-row>
        <table:table-row table:style-name="ro13">
          <table:table-cell office:value-type="string" calcext:value-type="string">
            <text:p>20.09.19 (4)</text:p>
          </table:table-cell>
          <table:table-cell office:value-type="string" calcext:value-type="string">
            <text:p>klasa 4</text:p>
          </table:table-cell>
          <table:table-cell office:value-type="string" calcext:value-type="string">
            <text:p><text:s/>Klasa spokojnie pracowała nad przygotowaniem listy nauczycieli, którzy uczą klasę. Potrzebowali pomocy w uzyskaniu wielkich liter, ale nowe wiadomości dotyczące formatowania tekstu przyswoiły nadzwyczaj szybko. Istot wyjaśnienia kwestią były też podkreślenia autokorekty nazwisk nauczycieli.</text:p>
          </table:table-cell>
          <table:table-cell office:value-type="string" calcext:value-type="string">
            <text:p>a</text:p>
          </table:table-cell>
        </table:table-row>
        <table:table-row table:style-name="ro4">
          <table:table-cell/>
          <table:table-cell office:value-type="string" calcext:value-type="string">
            <text:p>klasa 5</text:p>
          </table:table-cell>
          <table:table-cell office:value-type="string" calcext:value-type="string">
            <text:p>Uczniowie sprawnie pracowali po zaprezenowaniu nowch funkcjonalności programu przez nauczycielkę, podczas pokazu.</text:p>
          </table:table-cell>
          <table:table-cell office:value-type="string" calcext:value-type="string">
            <text:p>Temat: Biblioteka z obrazkami. Grafika rastrowa i wektorowa.</text:p>
          </table:table-cell>
        </table:table-row>
        <table:table-row table:style-name="ro14">
          <table:table-cell/>
          <table:table-cell office:value-type="string" calcext:value-type="string">
            <text:p>klasa 2</text:p>
          </table:table-cell>
          <table:table-cell office:value-type="string" calcext:value-type="string">
            <text:p><text:s/>Podczas zajęć pomagałem uczniom w obsłudze Painta. Niektórym uczniom problem sprawiła wersja Painta, ponieważ znali jedynie poprzednie, prostsze wersje. Nowsze menu sprawiało im kłopot, nawet mimo moich wskazówek. <text:s/></text:p>
          </table:table-cell>
          <table:table-cell office:value-type="string" calcext:value-type="string">
            <text:p>a</text:p>
          </table:table-cell>
        </table:table-row>
        <table:table-row table:style-name="ro15">
          <table:table-cell/>
          <table:table-cell office:value-type="string" calcext:value-type="string">
            <text:p>klasa 8</text:p>
          </table:table-cell>
          <table:table-cell office:value-type="string" calcext:value-type="string">
            <text:p><text:s/>Lekcja prowadzona. Lekcja przebiegła znacznie lepiej niż poprzednia. Byłem przygotowany, że uczniowie mogą być na bardzo różnym poziomie wykonania pracy. W związku z tym przypomniałem jedynie dotychczasowo poznane elementy html'a a następnie wspierałem uczniów indywidualnie. Uczniowie którzy skończyli wcześniej wykorzystali moje materiały, aby wykonać kolejne zadanie samodzielnie. Klasa pracowała sprawnie. Po lekcji mam jednak wrażenie, że sposób w jaki temat został wprowadzony w podręczniku jest co zbyt obszerny. Ponadto przedstawione w podręczniku zadania są bardzo odtwórcze i nie wymagają od uczniów wystarczająco rozbudowanych aktywności, aby zapamiętać <text:s/></text:p>
          </table:table-cell>
          <table:table-cell office:value-type="string" calcext:value-type="string">
            <text:p>p</text:p>
          </table:table-cell>
        </table:table-row>
        <table:table-row table:style-name="ro6">
          <table:table-cell office:value-type="string" calcext:value-type="string">
            <text:p>23.09.2019 (7)</text:p>
          </table:table-cell>
          <table:table-cell office:value-type="string" calcext:value-type="string">
            <text:p>klasa 6</text:p>
          </table:table-cell>
          <table:table-cell office:value-type="string" calcext:value-type="string">
            <text:p><text:s/>Lekcja rozpoczęła się od usadzenia uczniów i przypomnienia poprzedniej lekcji. Następnie przedstawiła zadanie na obecną lekcję oraz przypomniała wspólnie z klasą nazewnictwo w arkuszu kalkulacyjnym. Problemy sprawiał uczeń powtarzający klasę, ponieważ zadanie pamiętał z zeszłego roku, nudził się i przeszkadzał podczas lekcji. Pomagałem uczniom w znalezieniu wymaganych funkcji w programie Calc.</text:p>
          </table:table-cell>
          <table:table-cell office:value-type="string" calcext:value-type="string">
            <text:p>a</text:p>
          </table:table-cell>
        </table:table-row>
        <table:table-row table:style-name="ro14">
          <table:table-cell/>
          <table:table-cell office:value-type="string" calcext:value-type="string">
            <text:p>klasa 4</text:p>
          </table:table-cell>
          <table:table-cell office:value-type="string" calcext:value-type="string">
            <text:p>Nauczycielka zadanie tłumaczyła uczniom, którzy siedzieli na podłodze, ponieważ byli zbyt rozproszeni by słuchać siedząc przy komputerach. Po wytłumaczeniu zadania i kilku upomniniach klasa pracowała sprawnie.</text:p>
          </table:table-cell>
          <table:table-cell office:value-type="string" calcext:value-type="string">
            <text:p>Nie wstawiłam ocen niedostatecznych za zachowanie.</text:p>
          </table:table-cell>
        </table:table-row>
        <table:table-row table:style-name="ro16">
          <table:table-cell/>
          <table:table-cell office:value-type="string" calcext:value-type="string">
            <text:p>Klasa 5</text:p>
          </table:table-cell>
          <table:table-cell office:value-type="string" calcext:value-type="string">
            <text:p><text:s/>Lekcja była zastępstwem z klasą. Uczniowie instruowaniu przez nauczycielkę kończyli poprzednie zadnie – stworzenie komiksu. </text:p>
          </table:table-cell>
          <table:table-cell office:value-type="string" calcext:value-type="string">
            <text:p>Napisz proszę o kontynuacji zadania z poprzedniej lekcji. Wykreśl użycie komputerów w dowolny sposób.</text:p>
          </table:table-cell>
        </table:table-row>
        <table:table-row table:style-name="ro13">
          <table:table-cell/>
          <table:table-cell office:value-type="string" calcext:value-type="string">
            <text:p>klasa 5</text:p>
          </table:table-cell>
          <table:table-cell office:value-type="string" calcext:value-type="string">
            <text:p>Tematem lekcji były animacje w Scratchu. Sądząc po zachowaniu klasy przed zajęciami, uznałem, że klasa nie będzie chętnie pracować podczas zajęć. Jednakże, klasa pracowała bardzo chętnie, a temat bardzo się podoba. Podczas zajęć pomagałem uczniom, min. pokazując w jaki sposób zmienić typ grafiki na wektorową. Lekcja prowadzona. </text:p>
          </table:table-cell>
          <table:table-cell office:value-type="string" calcext:value-type="string">
            <text:p>a</text:p>
          </table:table-cell>
        </table:table-row>
        <table:table-row table:style-name="ro10">
          <table:table-cell/>
          <table:table-cell office:value-type="string" calcext:value-type="string">
            <text:p>klasa 8</text:p>
          </table:table-cell>
          <table:table-cell office:value-type="string" calcext:value-type="string">
            <text:p><text:s/>Zajęcia z html przebiegły nadzwyczaj sprawnie. Dałem uczniom wybór, czy chcą kontynuować przepisywanie z podręcznika, czy zmodyfikować plik zamieszczony na mojej stronie osobistej, na której znalazły się informację dotyczące formatowania. Większość uczniów wybrała drugą opcję, dzięki czemu z większym zaangażowaniem przystąpili do pracy. O zapale uczniów może świadczyć fakt, że zapisali link do mojej strony do ponownego skorzystania z niej w domu Lekcja prowadzona. </text:p>
          </table:table-cell>
          <table:table-cell office:value-type="string" calcext:value-type="string">
            <text:p>p</text:p>
          </table:table-cell>
        </table:table-row>
        <table:table-row table:style-name="ro17">
          <table:table-cell/>
          <table:table-cell office:value-type="string" calcext:value-type="string">
            <text:p>klasa 7</text:p>
          </table:table-cell>
          <table:table-cell office:value-type="string" calcext:value-type="string">
            <text:p><text:s/>Klasa była bardzo sprawna w wykonaniu zadań, a sam temat wydawał się im prosty. Sądzę, że klasa przyswoiła cele lekcji, zrozumiała idee systemu pozycyjnego oraz znaczenie i powody wprowadzenia go w informatyce. Lekcja prowadzona. </text:p>
          </table:table-cell>
          <table:table-cell office:value-type="string" calcext:value-type="string">
            <text:p>p</text:p>
          </table:table-cell>
        </table:table-row>
        <table:table-row table:style-name="ro18">
          <table:table-cell office:value-type="string" calcext:value-type="string">
            <text:p>.</text:p>
          </table:table-cell>
          <table:table-cell office:value-type="string" calcext:value-type="string">
            <text:p>klasa 8</text:p>
          </table:table-cell>
          <table:table-cell office:value-type="string" calcext:value-type="string">
            <text:p><text:s/>Zajęcie przebiegały znacznie mniej sprawnie niż w poprzedniej grupie. Znacznym wyzwaniem dla uczniów było zapisanie pliku i odnalezienie jego lokalizacji, tak by otworzyć go później w przeglądarce internetowej. Mimo to części klasy udało się wykonać ćwiczenie Lekcja prowadzona. </text:p>
          </table:table-cell>
          <table:table-cell office:value-type="string" calcext:value-type="string">
            <text:p>p</text:p>
          </table:table-cell>
        </table:table-row>
        <table:table-row table:style-name="ro19">
          <table:table-cell office:value-type="string" calcext:value-type="string">
            <text:p>24.09 (3)</text:p>
          </table:table-cell>
          <table:table-cell office:value-type="string" calcext:value-type="string">
            <text:p>klasa 7</text:p>
          </table:table-cell>
          <table:table-cell office:value-type="string" calcext:value-type="string">
            <text:p><text:s/>Reakcja uczniów na zajęcia była bardzo zróżnicowane. Jeden z uczniów o specjalnych potrzebach edukacyjnych spowodował, że prowadzona lekcja była bardzo trudna. Swoim nietypowym zachowaniem wpływał na innych uczniów. Mimo problemów dyscyplinarnych część uczniów była bardzo zainteresowana tematem. Również uczeń, który powodował najwięcej problemów, gdy w wolnej chwili okazałem mu indywidualne zainteresowanie, pracował razem ze mną nad tematem lekcji. </text:p>
          </table:table-cell>
          <table:table-cell office:value-type="string" calcext:value-type="string">
            <text:p>p</text:p>
          </table:table-cell>
        </table:table-row>
        <table:table-row table:style-name="ro18">
          <table:table-cell/>
          <table:table-cell office:value-type="string" calcext:value-type="string">
            <text:p>klasa 6</text:p>
          </table:table-cell>
          <table:table-cell office:value-type="string" calcext:value-type="string">
            <text:p><text:s/>Zadaniem klasy było zrobienie piramidy zdrowia, tworząc lub modyfikując obrazki w programie Paint, a następnie wklejając je do dokumentu tekstowego. Większość uczniów próbowało jedynie pracy w programie Paint i wymagało to korekty ze strony nauczycielki. </text:p>
          </table:table-cell>
          <table:table-cell/>
        </table:table-row>
        <table:table-row table:style-name="ro20">
          <table:table-cell/>
          <table:table-cell office:value-type="string" calcext:value-type="string">
            <text:p>klasa 6</text:p>
          </table:table-cell>
          <table:table-cell office:value-type="string" calcext:value-type="string">
            <text:p><text:s/>Kolejna klasa miała podobne zadanie. Wydawali się jednak znacznie mniej zmotywowani do pracy. Podczas tej lekcji nauczycielka wspomniała też na kontrowersjach dotyczących piramidy żywieniowej, szczególnie w kwestii uznanej za zdrową przez WHO diety wegetariańskiej.</text:p>
          </table:table-cell>
          <table:table-cell/>
        </table:table-row>
        <table:table-row table:style-name="ro17">
          <table:table-cell office:value-type="string" calcext:value-type="string">
            <text:p>27.09.19 (4)</text:p>
          </table:table-cell>
          <table:table-cell office:value-type="string" calcext:value-type="string">
            <text:p>Klasa 4</text:p>
          </table:table-cell>
          <table:table-cell office:value-type="string" calcext:value-type="string">
            <text:p><text:s/>Klasa czwarta podczas zajęć kończyła poprzednie ćwiczenie oraz uczyła się poprawnego pisania bezwzrokowo na klawiaturze. Ku mojemu zaskoczeniu temat okazał się być ciekawy dla dzieci i chętnie przystąpili do pracy. </text:p>
          </table:table-cell>
          <table:table-cell office:value-type="string" calcext:value-type="string">
            <text:p>Po klasie 2 była jeszcze lekcja z klasą 5 ale widzę, że nie masz jej uwzględnionej.</text:p>
          </table:table-cell>
        </table:table-row>
        <table:table-row table:style-name="ro15">
          <table:table-cell/>
          <table:table-cell office:value-type="string" calcext:value-type="string">
            <text:p>klasa 2</text:p>
          </table:table-cell>
          <table:table-cell office:value-type="string" calcext:value-type="string">
            <text:p><text:s/>Uczniowie mieli problem z przypomnieniem tematu poprzedniej lekcji. Po wspólnym przypomnieniu uczniowie poznali temat nowej lekcji. Bardzo entuzjastycznie zareagowali, gdy dowiedzieli się, że od tej lekcji będą mogli zapisać swoje prace. Nie spodziewałem się aż takiej radości z faktu utrwalenia własnych działań podczas lekcji. Mimo motywacji do pracy, uczniowie mieli problem z uspokojeniem się. Sądzę, że dzieci były jeszcze nieprzygotowane do cichej pracy podczas całej lekcji. Niedopasowanie stanowisk również wpływało na to, że dzieci kręciły się na krzesłach. Po rozpoczęciu pracy pomagałem uczniom w obsłudze Painta, a następnie z zapisaniem pliku. </text:p>
          </table:table-cell>
          <table:table-cell office:value-type="string" calcext:value-type="string">
            <text:p>a</text:p>
          </table:table-cell>
        </table:table-row>
        <table:table-row table:style-name="ro21">
          <table:table-cell/>
          <table:table-cell office:value-type="string" calcext:value-type="string">
            <text:p>klasa 8</text:p>
          </table:table-cell>
          <table:table-cell office:value-type="string" calcext:value-type="string">
            <text:p><text:s/>Lekcja prowadzona. Kontynuowałem prace z html'em. Problemem podczas lekcji była znaczna różnica poziomów między uczniami. Niektórzy mieli znaczne problemu ze zlokalizowaniem pliku. Problem okazał się też wybór tematu - część uczniów nie mogła wymyślić o czym chcieliby zrobić prostą stronę. Wielu uczniów czuło się zagubionych, nie wiedziało o co zapytać, podczas gdy inni samodzielnie kończyli pracę. Lekcję uważam za udaną, większość uczniów ukończyła, bądź była bliska ukończenie dosyć trudnego zadania. </text:p>
          </table:table-cell>
          <table:table-cell office:value-type="string" calcext:value-type="string">
            <text:p>p</text:p>
          </table:table-cell>
        </table:table-row>
        <table:table-row table:style-name="ro16">
          <table:table-cell/>
          <table:table-cell office:value-type="string" calcext:value-type="string">
            <text:p>klasa 5</text:p>
          </table:table-cell>
          <table:table-cell office:value-type="string" calcext:value-type="string">
            <text:p>a Klasa pracował sprawnie nad obrazem wektorowym w Scratchu. Pomagałem uczniom przy drobnych problemach z narzędziami do rysowania. 30.09 (1) </text:p>
          </table:table-cell>
          <table:table-cell office:value-type="string" calcext:value-type="string">
            <text:p>a</text:p>
          </table:table-cell>
        </table:table-row>
        <table:table-row table:style-name="ro22">
          <table:table-cell office:value-type="string" calcext:value-type="string">
            <text:p>30.09(1)</text:p>
          </table:table-cell>
          <table:table-cell office:value-type="string" calcext:value-type="string">
            <text:p>klasa 8</text:p>
          </table:table-cell>
          <table:table-cell office:value-type="string" calcext:value-type="string">
            <text:p><text:s/>Lekcja prowadzona. Z klasą kontynuowaliśmy prace nad stroną w htmlu. Uczniowie od samego początku byli rozproszenie, ale po wspólnym powtórzeniu materiałów udało się zmobilizować ich do pracy. Uczniowie wykazali bardzo różny poziom zdolności, kilkoro uczniów wykonało naprawdę świetną prace. </text:p>
          </table:table-cell>
          <table:table-cell office:value-type="string" calcext:value-type="string">
            <text:p>p</text:p>
          </table:table-cell>
        </table:table-row>
        <table:table-row table:style-name="ro13">
          <table:table-cell office:value-type="string" calcext:value-type="string">
            <text:p>2.10(1)</text:p>
          </table:table-cell>
          <table:table-cell office:value-type="string" calcext:value-type="string">
            <text:p>klasa 4</text:p>
          </table:table-cell>
          <table:table-cell office:value-type="string" calcext:value-type="string">
            <text:p><text:s/>Lekcja rozpoczęła się od przypomnienia poprzedniej lekcji. Następnie nauczycielka przedstawi temat lekcji oraz przedstawiła pokaz na swoim komputerze. Uczniowie tworzyli animacje w scratchu z nadaniem komunikatu. Zadania było dla uczniów interesujące i pracowali w skupieniu, potrzebowali jedynie drobnej pomocy. </text:p>
          </table:table-cell>
          <table:table-cell office:value-type="string" calcext:value-type="string">
            <text:p>a</text:p>
          </table:table-cell>
        </table:table-row>
        <table:table-row table:style-name="ro10">
          <table:table-cell office:value-type="string" calcext:value-type="string">
            <text:p>3.10(1)</text:p>
          </table:table-cell>
          <table:table-cell office:value-type="string" calcext:value-type="string">
            <text:p>klasa 7</text:p>
          </table:table-cell>
          <table:table-cell office:value-type="string" calcext:value-type="string">
            <text:p>Lekcja prowadzona. Lekcję rozpocząłem od przypomnienia tematu poprzedniej lekcji. Z satysfakcją zauważyłem, że klasa przyswoiła materiał z przeprowadzonej lekcji. Wprowadzenie nowego tematu również przebiegło sprawnie. Uczniowie chętnie współpracowali i odpowiadali na pytania podczas pokazu wykorzystania narzędzi zaawansowanych wyszukiwarki Google. Następnie sprawnie wykonali zadanie przeze mnie zadania.</text:p>
          </table:table-cell>
          <table:table-cell office:value-type="string" calcext:value-type="string">
            <text:p>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23:24:16.9710516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1T14:21:26.125814943</dc:date>
    <meta:editing-duration>PT18H55M51S</meta:editing-duration>
    <meta:editing-cycles>5</meta:editing-cycles>
    <meta:generator>LibreOffice/6.0.7.3$Linux_X86_64 LibreOffice_project/00m0$Build-3</meta:generator>
    <meta:document-statistic meta:table-count="1" meta:cell-count="101" meta:object-count="0"/>
  </office:meta>
</office:document-meta>
</file>